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7f3e" officeooo:paragraph-rsid="000f7f3e"/>
    </style:style>
    <style:style style:name="P2" style:family="paragraph" style:parent-style-name="Standard">
      <style:text-properties officeooo:rsid="0010e9cf" officeooo:paragraph-rsid="0010e9cf"/>
    </style:style>
    <style:style style:name="P3" style:family="paragraph" style:parent-style-name="Standard">
      <style:text-properties officeooo:rsid="00123751" officeooo:paragraph-rsid="00123751"/>
    </style:style>
    <style:style style:name="P4" style:family="paragraph" style:parent-style-name="Standard">
      <style:text-properties officeooo:rsid="00135940" officeooo:paragraph-rsid="00135940"/>
    </style:style>
    <style:style style:name="P5" style:family="paragraph" style:parent-style-name="Standard">
      <style:text-properties officeooo:rsid="00160466" officeooo:paragraph-rsid="00160466"/>
    </style:style>
    <style:style style:name="P6" style:family="paragraph" style:parent-style-name="Standard">
      <style:text-properties officeooo:rsid="00160466" officeooo:paragraph-rsid="00184a1e"/>
    </style:style>
    <style:style style:name="P7" style:family="paragraph" style:parent-style-name="Standard">
      <style:text-properties fo:font-weight="bold" officeooo:rsid="00160466" officeooo:paragraph-rsid="00184a1e" style:font-weight-asian="bold" style:font-weight-complex="bold"/>
    </style:style>
    <style:style style:name="P8" style:family="paragraph" style:parent-style-name="Standard">
      <style:text-properties fo:font-weight="bold" officeooo:rsid="00160466" officeooo:paragraph-rsid="00160466" style:font-weight-asian="bold" style:font-weight-complex="bold"/>
    </style:style>
    <style:style style:name="P9" style:family="paragraph" style:parent-style-name="Standard">
      <style:text-properties officeooo:rsid="0017fbb7" officeooo:paragraph-rsid="00184a1e"/>
    </style:style>
    <style:style style:name="P10" style:family="paragraph" style:parent-style-name="Standard" style:list-style-name="L1">
      <style:text-properties officeooo:rsid="00160466" officeooo:paragraph-rsid="00160466"/>
    </style:style>
    <style:style style:name="P11" style:family="paragraph" style:parent-style-name="Standard">
      <style:text-properties officeooo:rsid="00160466" officeooo:paragraph-rsid="00184a1e"/>
    </style:style>
    <style:style style:name="P12" style:family="paragraph" style:parent-style-name="Standard" style:list-style-name="L1">
      <style:text-properties fo:font-weight="bold" officeooo:rsid="00165974" officeooo:paragraph-rsid="00165974" style:font-weight-asian="bold" style:font-weight-complex="bold"/>
    </style:style>
    <style:style style:name="P13" style:family="paragraph" style:parent-style-name="Standard">
      <style:text-properties fo:font-weight="bold" officeooo:rsid="00160466" officeooo:paragraph-rsid="00160466" style:font-weight-asian="bold" style:font-weight-complex="bold"/>
    </style:style>
    <style:style style:name="P14" style:family="paragraph" style:parent-style-name="Standard">
      <style:text-properties fo:font-weight="bold" officeooo:rsid="0018f528" officeooo:paragraph-rsid="0018f528" style:font-weight-asian="bold" style:font-weight-complex="bold"/>
    </style:style>
    <style:style style:name="P15" style:family="paragraph" style:parent-style-name="Standard" style:list-style-name="L2">
      <style:text-properties fo:font-weight="bold" officeooo:rsid="0018f528" officeooo:paragraph-rsid="0018f528" style:font-weight-asian="bold" style:font-weight-complex="bold"/>
    </style:style>
    <style:style style:name="P16" style:family="paragraph" style:parent-style-name="Standard" style:list-style-name="L2">
      <style:text-properties fo:font-weight="bold" officeooo:rsid="001a8b4e" officeooo:paragraph-rsid="001a8b4e" style:font-weight-asian="bold" style:font-weight-complex="bold"/>
    </style:style>
    <style:style style:name="P17" style:family="paragraph" style:parent-style-name="Standard" style:list-style-name="L2">
      <style:text-properties fo:font-weight="bold" officeooo:rsid="001bdbb4" officeooo:paragraph-rsid="001bdbb4" style:font-weight-asian="bold" style:font-weight-complex="bold"/>
    </style:style>
    <style:style style:name="P18" style:family="paragraph" style:parent-style-name="Standard">
      <style:text-properties officeooo:rsid="000f7f3e" officeooo:paragraph-rsid="0018f528"/>
    </style:style>
    <style:style style:name="T1" style:family="text">
      <style:text-properties officeooo:rsid="00135940"/>
    </style:style>
    <style:style style:name="T2" style:family="text">
      <style:text-properties officeooo:rsid="00150b89"/>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2f6d" style:font-weight-asian="normal" style:font-weight-complex="normal"/>
    </style:style>
    <style:style style:name="T6" style:family="text">
      <style:text-properties fo:font-weight="normal" officeooo:rsid="001bdbb4" style:font-weight-asian="normal" style:font-weight-complex="normal"/>
    </style:style>
    <style:style style:name="T7" style:family="text">
      <style:text-properties officeooo:rsid="00184a1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sting 11/10</text:p>
      <text:list xml:id="list3193300354" text:style-name="L2">
        <text:list-item>
          <text:p text:style-name="P15">library_2:<text:span text:style-name="T4"> testing in the library room temp with thermal camera handheld. Picks up on me, laptop, tea, charger, and people at other tables well. Also picks up some noise and tried to classify it.</text:span></text:p>
        </text:list-item>
        <text:list-item>
          <text:p text:style-name="P16">Outside_3:<text:span text:style-name="T4"> clipping at diff of 30. doesn’t work.</text:span></text:p>
        </text:list-item>
        <text:list-item>
          <text:p text:style-name="P16">Outside_4:<text:span text:style-name="T4"> no clipping. </text:span><text:span text:style-name="T6">Doesn’t work</text:span></text:p>
        </text:list-item>
        <text:list-item>
          <text:p text:style-name="P17"><text:span text:style-name="T6">O</text:span><text:span text:style-name="T4">n the great lawn, Jeremy was the deer. It was about 50 F out. The farthest he went was about 10 feet, and it was still bad.</text:span></text:p>
        </text:list-item>
      </text:list>
      <text:p text:style-name="P8"/>
      <text:p text:style-name="P8">Testing 11/9</text:p>
      <text:list xml:id="list4096016425" text:style-name="L1">
        <text:list-item>
          <text:p text:style-name="P10"><text:span text:style-name="T3">library_1:</text:span> testing in the library (room temp) with thermal camera handheld. I’m sitting in the corner closest to the stairs and the plants. It picks up two people (one sitting across the table, one at the farther table), then a group of people on the other side of the room (on blue couches), then myself (selfie style), then my tea mug and laptop.</text:p>
        </text:list-item>
        <text:list-item>
          <text:p text:style-name="P12">Outside_1:<text:span text:style-name="T4"> testing in the oval. Ambient temp around 46 F. It identifies me quite well. Then the MAC and CC make everything blurry because they’re so much warmer than the surrounding air. It doesn’t pick up people walking between them because they’re so much closer to building temp than air temp, so they all blend together. Visually, you can sometimes see slightly brighter blobs moving between them, but only if you know that there are people there.</text:span></text:p>
        </text:list-item>
      </text:list>
      <text:p text:style-name="P1"/>
      <text:p text:style-name="P1"/>
      <text:p text:style-name="P7">Questions for team:</text:p>
      <text:p text:style-name="P6">- is there a benefit to having the code in functions rather than as lines within the while (in stream usb?)</text:p>
      <text:p text:style-name="P9">- potential risk is if there are buildings/other heat-emitting things in the background</text:p>
      <text:p text:style-name="P6">- out of curiosity: why is it showing the bounding boxes over the image, as I want, in stream usb, but the same code is just showing up as boxes on a black screen in single_capture?</text:p>
      <text:p text:style-name="P6"/>
      <text:p text:style-name="P14">Notes:</text:p>
      <text:p text:style-name="P14"><text:span text:style-name="T4">- doesn’t seem to be a lot of evidence for trees being warmer than surroundings or regulating their temps, but it’s possible that they trap heat from sunlight during the day in the wood fibers, so they might be slightly warmer. Forests can also create a warmer microclimate, but I think it’s unlikely that it’s that.</text:span></text:p>
      <text:p text:style-name="P14"><text:span text:style-name="T4">- </text:span><text:span text:style-name="T5">the hope for clipping the bottom temp if the difference is too high is that the trees and the background will equalize more and then people will be distinct</text:span></text:p>
      <text:p text:style-name="P18"/>
      <text:p text:style-name="P1">---------------------------------------------------------------------------------------------------</text:p>
      <text:p text:style-name="P2"/>
      <text:p text:style-name="P3"><text:span text:style-name="T7">Initial </text:span>Tests:</text:p>
      <text:p text:style-name="P3">1. (test_1.avi): <text:span text:style-name="T1">ironbow, didn’t look great. Clipping at 10 and 40</text:span></text:p>
      <text:p text:style-name="P4">2. (test_2.avi): ironbow. Clipping at min_temp and max_temp. Brooke max 40 ft (no jacket)</text:p>
      <text:p text:style-name="P4">3. (test_3.avi): ironbow. Clipping at -20 and 0. Looked better on color map, bad in video.</text:p>
      <text:p text:style-name="P4"/>
      <text:p text:style-name="P4">Other observations:</text:p>
      <text:p text:style-name="P4">- left side biased warmer</text:p>
      <text:p text:style-name="P4">- trees appear to be warmer than surroundings</text:p>
      <text:p text:style-name="P4">- could operating temp of camera be the issue, because it was below 0 Celsius out when we tested</text:p>
      <text:p text:style-name="P4">- <text:span text:style-name="T2">absolute temp changes and becomes inaccurate with distance, so its probably a better idea to object detect based on relative temp</text:span></text:p>
      <text:p text:style-name="P4">- <text:span text:style-name="T2">consider putting acrylic over the sensor for weatherproofing (it can read through it)</text:span></text:p>
      <text:p text:style-name="P4"><text:soft-page-break/></text:p>
      <text:p text:style-name="P4"/>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5:48:50.626628993</meta:creation-date>
    <dc:date>2024-11-10T22:59:32.835097295</dc:date>
    <meta:editing-duration>PT16H59M13S</meta:editing-duration>
    <meta:editing-cycles>5</meta:editing-cycles>
    <meta:generator>LibreOffice/7.3.7.2$Linux_X86_64 LibreOffice_project/30$Build-2</meta:generator>
    <meta:document-statistic meta:table-count="0" meta:image-count="0" meta:object-count="0" meta:page-count="2" meta:paragraph-count="26" meta:word-count="498" meta:character-count="2868" meta:non-whitespace-character-count="2402"/>
  </office:meta>
</office:document-meta>
</file>